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28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9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cell-protect="none" style:print-content="true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imn Ahmed</text:p>
          </table:table-cell>
          <table:table-cell table:style-name="ce6" office:value-type="string" calcext:value-type="string">
            <text:p>Andrew Almaguer</text:p>
          </table:table-cell>
          <table:table-cell table:style-name="ce6" office:value-type="string" calcext:value-type="string">
            <text:p>Stefan Zind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/>
          <table:table-cell table:number-columns-repeated="2" table:style-name="ce7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0H45M00S" calcext:value-type="time">
            <text:p>00: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5H30M00S" calcext:value-type="time">
            <text:p>05:3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0-31" calcext:value-type="date">
            <text:p>Dienstag, 2017-10-31</text:p>
          </table:table-cell>
          <table:table-cell table:style-name="ce7"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date" office:date-value="2017-11-01" calcext:value-type="date">
            <text:p>Mittwoch, 2017-11-01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20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1-07" calcext:value-type="date">
            <text:p>Dienstag, 2017-11-07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3">
          <table:table-cell office:value-type="date" office:date-value="2017-11-08" calcext:value-type="date">
            <text:p>Mittwoch, 2017-11-08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style-name="ce7" table:number-columns-repeated="2"/>
          <table:table-cell table:style-name="ce7" office:value-type="time" office:time-value="PT10H00M00S" calcext:value-type="time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style-name="ce7" office:value-type="time" office:time-value="PT04H30M00S" calcext:value-type="time">
            <text:p>04:30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4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Summe</text:p>
          </table:table-cell>
          <table:table-cell table:style-name="ce10" table:formula="of:=SUM([.B4:.B120])" office:value-type="time" office:time-value="PT13H30M00S" calcext:value-type="time">
            <text:p>13:30</text:p>
          </table:table-cell>
          <table:table-cell table:style-name="ce10" table:formula="of:=SUM([.C4:.C120])" office:value-type="time" office:time-value="PT10H30M00S" calcext:value-type="time">
            <text:p>10:30</text:p>
          </table:table-cell>
          <table:table-cell table:style-name="ce10" table:formula="of:=SUM([.D4:.D120])" office:value-type="time" office:time-value="PT31H45M00S" calcext:value-type="time">
            <text:p>31:45</text:p>
          </table:table-cell>
          <table:table-cell/>
          <table:table-cell table:style-name="ce11" table:formula="of:=SUM([.B122:.D122])" office:value-type="time" office:time-value="PT55H45M00S" calcext:value-type="time">
            <text:p>55:45</text:p>
          </table:table-cell>
          <table:table-cell table:number-columns-repeated="1018"/>
        </table:table-row>
        <table:table-row table:style-name="ro5" table:number-rows-repeated="10484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 style:data-style-name="N2" text:time-value="21:27:24.3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Kai Mindermann</meta:initial-creator>
    <meta:creation-date>2015-10-06T10:15:48Z</meta:creation-date>
    <dc:date>2017-11-10T21:27:54.680000000</dc:date>
    <meta:editing-cycles>16</meta:editing-cycles>
    <meta:editing-duration>PT27M45S</meta:editing-duration>
    <meta:document-statistic meta:table-count="1" meta:cell-count="158" meta:object-count="0"/>
  </office:meta>
</office:document-meta>
</file>